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880000025A0DD89528398B69E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5" style:family="graphic" style:parent-style-name="standard">
      <style:graphic-properties draw:stroke="solid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0.461cm" fo:min-width="1.286cm" fo:padding-top="0.1cm" fo:padding-bottom="0.1cm" fo:padding-left="0.1cm" fo:padding-right="0.1cm" draw:shadow-opacity="0%"/>
    </style:style>
    <style:style style:name="gr6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000000" loext:opacity="100%" style:font-name="Arial" fo:font-size="22pt" style:font-size-asian="22pt" style:font-size-complex="22pt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fo:color="#000000" loext:opacity="100%" style:font-name="Arial" fo:font-size="22pt" style:font-size-asian="22pt" style:font-size-complex="22pt"/>
    </style:style>
    <style:style style:name="T2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45cm" svg:height="10.618cm" svg:x="7.045cm" svg:y="5.304cm">
          <draw:image xlink:href="Pictures/10000001000003880000025A0DD89528398B69E1.png" xlink:type="simple" xlink:show="embed" xlink:actuate="onLoad" draw:mime-type="image/png">
            <text:p/>
          </draw:image>
        </draw:frame>
        <draw:polygon draw:style-name="gr2" draw:text-style-name="P2" draw:layer="layout" svg:width="3.011cm" svg:height="2.176cm" svg:x="19.991cm" svg:y="6.139cm" svg:viewBox="0 0 3012 2177" draw:points="0,1413 301,2177 2989,857 3012,0">
          <text:p/>
        </draw:polygon>
        <draw:frame draw:style-name="gr3" draw:text-style-name="P4" draw:layer="layout" svg:width="5.727cm" svg:height="1.119cm" svg:x="15.841cm" svg:y="14.703cm">
          <draw:text-box>
            <text:p text:style-name="P3"><text:span text:style-name="T1">Falknerstrasse</text:span></text:p>
          </draw:text-box>
        </draw:frame>
        <draw:frame draw:style-name="gr3" draw:text-style-name="P4" draw:layer="layout" svg:width="4.884cm" svg:height="1.119cm" svg:x="18.023cm" svg:y="5.61cm">
          <draw:text-box>
            <text:p text:style-name="P3"><text:span text:style-name="T1">Rüdengasse</text:span></text:p>
          </draw:text-box>
        </draw:frame>
        <draw:frame draw:style-name="gr4" draw:text-style-name="P4" draw:layer="layout" svg:width="3.176cm" svg:height="1.987cm" svg:x="7.071cm" svg:y="7.973cm">
          <draw:text-box>
            <text:p text:style-name="P3"><text:span text:style-name="T1">Gerber-gasse</text:span></text:p>
          </draw:text-box>
        </draw:frame>
        <draw:custom-shape draw:style-name="gr5" draw:text-style-name="P5" draw:layer="layout" svg:width="2.1cm" svg:height="0.935cm" draw:transform="rotate (-2.69548649678004) translate (14.645cm 9.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4.7cm" svg:height="2cm" svg:x="16.867cm" svg:y="7.496cm">
          <text:p text:style-name="P6"><text:span text:style-name="T2">Depot hi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22.5909380983 15090.85457271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10-21T19:44:30.220181507</meta:creation-date>
    <dc:date>2022-09-29T22:47:12.836761789</dc:date>
    <meta:editing-duration>PT7M29S</meta:editing-duration>
    <meta:editing-cycles>3</meta:editing-cycles>
    <meta:generator>LibreOffice/7.3.4.2$MacOSX_X86_64 LibreOffice_project/728fec16bd5f605073805c3c9e7c4212a0120dc5</meta:generator>
    <meta:document-statistic meta:object-count="7"/>
  </office:meta>
</office:document-meta>
</file>